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ct IOS </text:p>
      <text:p text:style-name="Standard"/>
      <text:p text:style-name="Standard">Classes:</text:p>
      <text:p text:style-name="Standard">GLView</text:p>
      <text:p text:style-name="Standard">Interface</text:p>
      <text:p text:style-name="Standard">IResourceLoader</text:p>
      <text:p text:style-name="Standard">ResourceLoader</text:p>
      <text:p text:style-name="Standard">IojerAppEngine2d</text:p>
      <text:p text:style-name="Standard">OjerAppEngine2d</text:p>
      <text:p text:style-name="Standard">Projectio1AppDelegate</text:p>
      <text:p text:style-name="Standard">InputManager</text:p>
      <text:p text:style-name="Standard">Renderer</text:p>
      <text:p text:style-name="Standard"/>
      <text:p text:style-name="Standard">Entity</text:p>
      <text:p text:style-name="Standard">Primative</text:p>
      <text:p text:style-name="Standard"/>
      <text:p text:style-name="Standard">Renderable</text:p>
      <text:p text:style-name="Standard">Model</text:p>
      <text:p text:style-name="Standard"/>
      <text:p text:style-name="Standard">ShaderManager</text:p>
      <text:p text:style-name="Standard"/>
      <text:p text:style-name="Standard">TextureManager</text:p>
      <text:p text:style-name="Standard">Texture</text:p>
      <text:p text:style-name="Standard"/>
      <text:p text:style-name="Standard">MeshManager</text:p>
      <text:p text:style-name="Standard">Mesh</text:p>
      <text:p text:style-name="Standard"/>
      <text:p text:style-name="Standard">StringManager</text:p>
      <text:p text:style-name="Standard"/>
      <text:p text:style-name="Standard">RenderableManager</text:p>
      <text:p text:style-name="Standard"/>
      <text:p text:style-name="Standard">EntityFactory</text:p>
      <text:p text:style-name="Standard"/>
      <text:p text:style-name="Standard">PropertyCollection</text:p>
      <text:p text:style-name="Standard"/>
      <text:p text:style-name="Standard">LevelFactory</text:p>
      <text:p text:style-name="Standard">Leve</text:p>
      <text:p text:style-name="Standard"/>
      <text:p text:style-name="Standard"/>
      <text:p text:style-name="Standard"/>
      <text:p text:style-name="Standard"/>
      <text:p text:style-name="Standard">Open Source</text:p>
      <text:p text:style-name="Standard">Vector</text:p>
      <text:p text:style-name="Standard">FastDelegate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7T12:51:44</meta:creation-date>
    <dc:date>2013-01-20T17:31:11</dc:date>
    <meta:editing-duration>PT11M57S</meta:editing-duration>
    <meta:editing-cycles>2</meta:editing-cycles>
    <meta:generator>OpenOffice.org/3.4$Unix OpenOffice.org_project/340m1$Build-9590</meta:generator>
    <meta:document-statistic meta:table-count="0" meta:image-count="0" meta:object-count="0" meta:page-count="1" meta:paragraph-count="29" meta:word-count="31" meta:character-count="321"/>
  </office:meta>
</office:document-meta>
</file>